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606cm" fo:margin-left="-1.259cm" table:align="left" style:shadow="none" style:may-break-between-rows="false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2.672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514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3.334cm"/>
    </style:style>
    <style:style style:name="Table1.G" style:family="table-column">
      <style:table-column-properties style:column-width="3.466cm"/>
    </style:style>
    <style:style style:name="Table1.A1" style:family="table-cell">
      <style:table-cell-properties fo:padding="0.097cm" fo:border="none"/>
    </style:style>
    <style:style style:name="Ennemis" style:family="table">
      <style:table-properties style:width="17.013cm" fo:margin-left="0cm" table:align="left"/>
    </style:style>
    <style:style style:name="Ennemis.A" style:family="table-column">
      <style:table-column-properties style:column-width="3.399cm"/>
    </style:style>
    <style:style style:name="Ennemis.B" style:family="table-column">
      <style:table-column-properties style:column-width="2.21cm"/>
    </style:style>
    <style:style style:name="Ennemis.C" style:family="table-column">
      <style:table-column-properties style:column-width="2.593cm"/>
    </style:style>
    <style:style style:name="Ennemis.D" style:family="table-column">
      <style:table-column-properties style:column-width="1.905cm"/>
    </style:style>
    <style:style style:name="Ennemis.E" style:family="table-column">
      <style:table-column-properties style:column-width="6.906cm"/>
    </style:style>
    <style:style style:name="Ennemis.A1" style:family="table-cell">
      <style:table-cell-properties fo:padding="0.097cm" fo:border-left="0.05pt solid #000000" fo:border-right="none" fo:border-top="0.05pt solid #000000" fo:border-bottom="0.05pt solid #000000"/>
    </style:style>
    <style:style style:name="Ennemis.E1" style:family="table-cell">
      <style:table-cell-properties fo:padding="0.097cm" fo:border="0.05pt solid #000000"/>
    </style:style>
    <style:style style:name="Ennemis.A2" style:family="table-cell">
      <style:table-cell-properties fo:padding="0.097cm" fo:border-left="0.05pt solid #000000" fo:border-right="none" fo:border-top="none" fo:border-bottom="0.05pt solid #000000"/>
    </style:style>
    <style:style style:name="Ennemi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f7256" officeooo:paragraph-rsid="000f7256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7256" officeooo:paragraph-rsid="000f7256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85b9" officeooo:paragraph-rsid="000f85b9"/>
    </style:style>
    <style:style style:name="P5" style:family="paragraph" style:parent-style-name="Table_20_Contents">
      <style:paragraph-properties fo:text-align="center" style:justify-single-word="false"/>
      <style:text-properties officeooo:rsid="000de8d8" officeooo:paragraph-rsid="000de8d8"/>
    </style:style>
    <style:style style:name="P6" style:family="paragraph" style:parent-style-name="Table_20_Contents">
      <style:paragraph-properties fo:text-align="start" style:justify-single-word="false"/>
      <style:text-properties officeooo:rsid="000de8d8" officeooo:paragraph-rsid="000de8d8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de8d8" officeooo:paragraph-rsid="000de8d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f85b9" officeooo:paragraph-rsid="000f85b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1dc7" officeooo:paragraph-rsid="00111dc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111dc7" officeooo:paragraph-rsid="00111dc7" style:font-weight-asian="normal" style:font-weight-complex="normal"/>
    </style:style>
    <style:style style:name="P12" style:family="paragraph" style:parent-style-name="Table_20_Heading">
      <style:text-properties officeooo:rsid="000de8d8" officeooo:paragraph-rsid="000de8d8"/>
    </style:style>
    <style:style style:name="P13" style:family="paragraph" style:parent-style-name="Table_20_Heading">
      <style:text-properties fo:font-weight="bold" officeooo:rsid="000de8d8" officeooo:paragraph-rsid="000de8d8" style:font-weight-asian="bold" style:font-weight-complex="bold"/>
    </style:style>
    <style:style style:name="T1" style:family="text">
      <style:text-properties officeooo:rsid="000f85b9"/>
    </style:style>
    <style:style style:name="T2" style:family="text">
      <style:text-properties officeooo:rsid="00130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e personnag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2" office:value-type="string">
            <text:p text:style-name="P13">Social</text:p>
          </table:table-cell>
          <table:covered-table-cell/>
          <table:table-cell table:style-name="Table1.A1" table:number-columns-spanned="2" office:value-type="string">
            <text:p text:style-name="P12">Physique</text:p>
          </table:table-cell>
          <table:covered-table-cell/>
          <table:table-cell table:style-name="Table1.A1" table:number-columns-spanned="2" office:value-type="string">
            <text:p text:style-name="P12">Mental</text:p>
          </table:table-cell>
          <table:covered-table-cell/>
        </table:table-row>
        <table:table-row>
          <table:table-cell table:style-name="Table1.A1" office:value-type="string">
            <text:p text:style-name="P7">Offensif</text:p>
          </table:table-cell>
          <table:table-cell table:style-name="Table1.A1" office:value-type="string">
            <text:p text:style-name="P6">Charism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Forc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Détermination</text:p>
          </table:table-cell>
          <table:table-cell table:style-name="Table1.A1" office:value-type="string">
            <text:p text:style-name="P5">o o o o o o</text:p>
          </table:table-cell>
        </table:table-row>
        <table:table-row>
          <table:table-cell table:style-name="Table1.A1" office:value-type="string">
            <text:p text:style-name="P7">Défensif</text:p>
          </table:table-cell>
          <table:table-cell table:style-name="Table1.A1" office:value-type="string">
            <text:p text:style-name="P6">Adaptation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Enduranc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Sagesse</text:p>
          </table:table-cell>
          <table:table-cell table:style-name="Table1.A1" office:value-type="string">
            <text:p text:style-name="P5">o o o o o o</text:p>
          </table:table-cell>
        </table:table-row>
        <table:table-row>
          <table:table-cell table:style-name="Table1.A1" office:value-type="string">
            <text:p text:style-name="P7">Méta</text:p>
          </table:table-cell>
          <table:table-cell table:style-name="Table1.A1" office:value-type="string">
            <text:p text:style-name="P6">Psychologi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Agilité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Connaissances</text:p>
          </table:table-cell>
          <table:table-cell table:style-name="Table1.A1" office:value-type="string">
            <text:p text:style-name="P5">o o o o o o</text:p>
          </table:table-cell>
        </table:table-row>
      </table:table>
      <text:p text:style-name="P1"/>
      <text:h text:style-name="Heading_20_1" text:outline-level="1">Ennemis</text:h>
      <table:table table:name="Ennemis" table:style-name="Ennemis">
        <table:table-column table:style-name="Ennemis.A"/>
        <table:table-column table:style-name="Ennemis.B"/>
        <table:table-column table:style-name="Ennemis.C"/>
        <table:table-column table:style-name="Ennemis.D"/>
        <table:table-column table:style-name="Ennemis.E"/>
        <table:table-row>
          <table:table-cell table:style-name="Ennemis.A1" office:value-type="string">
            <text:p text:style-name="P8">Nom</text:p>
          </table:table-cell>
          <table:table-cell table:style-name="Ennemis.A1" office:value-type="string">
            <text:p text:style-name="P8">Initiative</text:p>
          </table:table-cell>
          <table:table-cell table:style-name="Ennemis.A1" office:value-type="string">
            <text:p text:style-name="P8">Points de Vie</text:p>
          </table:table-cell>
          <table:table-cell table:style-name="Ennemis.A1" office:value-type="string">
            <text:p text:style-name="P9">Dég<text:span text:style-name="T2">â</text:span>ts</text:p>
          </table:table-cell>
          <table:table-cell table:style-name="Ennemis.E1" office:value-type="string">
            <text:p text:style-name="P9">Capacité</text:p>
          </table:table-cell>
        </table:table-row>
        <table:table-row>
          <table:table-cell table:style-name="Ennemis.A2" office:value-type="string">
            <text:p text:style-name="P11">Chauve-souris</text:p>
          </table:table-cell>
          <table:table-cell table:style-name="Ennemis.A2" office:value-type="string">
            <text:p text:style-name="P11">3</text:p>
          </table:table-cell>
          <table:table-cell table:style-name="Ennemis.A2" office:value-type="string">
            <text:p text:style-name="P11">4</text:p>
          </table:table-cell>
          <table:table-cell table:style-name="Ennemis.A2" office:value-type="string">
            <text:p text:style-name="P11">1</text:p>
          </table:table-cell>
          <table:table-cell table:style-name="Ennemis.E2" office:value-type="string">
            <text:p text:style-name="P10">-</text:p>
          </table:table-cell>
        </table:table-row>
        <table:table-row>
          <table:table-cell table:style-name="Ennemis.A2" office:value-type="string">
            <text:p text:style-name="P11">Rat</text:p>
          </table:table-cell>
          <table:table-cell table:style-name="Ennemis.A2" office:value-type="string">
            <text:p text:style-name="P11">3</text:p>
          </table:table-cell>
          <table:table-cell table:style-name="Ennemis.A2" office:value-type="string">
            <text:p text:style-name="P11">8</text:p>
          </table:table-cell>
          <table:table-cell table:style-name="Ennemis.A2" office:value-type="string">
            <text:p text:style-name="P11">1</text:p>
          </table:table-cell>
          <table:table-cell table:style-name="Ennemis.E2" office:value-type="string">
            <text:p text:style-name="P10">-</text:p>
          </table:table-cell>
        </table:table-row>
        <table:table-row>
          <table:table-cell table:style-name="Ennemis.A2" office:value-type="string">
            <text:p text:style-name="P11">Rat-mage</text:p>
          </table:table-cell>
          <table:table-cell table:style-name="Ennemis.A2" office:value-type="string">
            <text:p text:style-name="P11">4</text:p>
          </table:table-cell>
          <table:table-cell table:style-name="Ennemis.A2" office:value-type="string">
            <text:p text:style-name="P11">8</text:p>
          </table:table-cell>
          <table:table-cell table:style-name="Ennemis.A2" office:value-type="string">
            <text:p text:style-name="P11">2</text:p>
          </table:table-cell>
          <table:table-cell table:style-name="Ennemis.E2" office:value-type="string">
            <text:p text:style-name="P11">Bloque une carte aléatoire de la ligne centrale</text:p>
          </table:table-cell>
        </table:table-row>
        <table:table-row>
          <table:table-cell table:style-name="Ennemis.A2" office:value-type="string">
            <text:p text:style-name="P11">Agent immobilier</text:p>
          </table:table-cell>
          <table:table-cell table:style-name="Ennemis.A2" office:value-type="string">
            <text:p text:style-name="P11">4</text:p>
          </table:table-cell>
          <table:table-cell table:style-name="Ennemis.A2" office:value-type="string">
            <text:p text:style-name="P11">15</text:p>
          </table:table-cell>
          <table:table-cell table:style-name="Ennemis.A2" office:value-type="string">
            <text:p text:style-name="P11">2</text:p>
          </table:table-cell>
          <table:table-cell table:style-name="Ennemis.E2" office:value-type="string">
            <text:p text:style-name="P11">Bloque 1 point de dégât sur lui ou sa secrétaire malfaisante</text:p>
          </table:table-cell>
        </table:table-row>
        <table:table-row>
          <table:table-cell table:style-name="Ennemis.A2" office:value-type="string">
            <text:p text:style-name="P11">Secrétaire malfaisante</text:p>
          </table:table-cell>
          <table:table-cell table:style-name="Ennemis.A2" office:value-type="string">
            <text:p text:style-name="P11">3</text:p>
          </table:table-cell>
          <table:table-cell table:style-name="Ennemis.A2" office:value-type="string">
            <text:p text:style-name="P11">5</text:p>
          </table:table-cell>
          <table:table-cell table:style-name="Ennemis.A2" office:value-type="string">
            <text:p text:style-name="P11">1</text:p>
          </table:table-cell>
          <table:table-cell table:style-name="Ennemis.E2" office:value-type="string">
            <text:p text:style-name="P11"><text:span text:style-name="T2">Pour chaque symbole rouge joué</text:span>, <text:span text:style-name="T2">elle</text:span> gagne 1 mana. Si elle <text:span text:style-name="T2">possède</text:span> 2 mana ou plus pendant son tour, elle les consomme pour se soigner elle ou l’Agent immobilier (priorité au second).</text:p>
          </table:table-cell>
        </table:table-row>
      </table:table>
      <text:p text:style-name="Text_20_body"/>
      <text:p text:style-name="P4"/>
      <text:p text:style-name="P2">Disposition du jeu</text:p>
      <text:p text:style-name="P3"/>
      <text:p text:style-name="P3">Symboles importants</text:p>
      <text:p text:style-name="P3"/>
      <text:p text:style-name="P3">Règles du j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7:38.897000000</meta:creation-date>
    <dc:date>2018-01-12T12:30:49.384000000</dc:date>
    <meta:editing-duration>PT23M1S</meta:editing-duration>
    <meta:editing-cycles>5</meta:editing-cycles>
    <meta:generator>LibreOffice/5.1.5.2$Windows_x86 LibreOffice_project/7a864d8825610a8c07cfc3bc01dd4fce6a9447e5</meta:generator>
    <meta:document-statistic meta:table-count="2" meta:image-count="0" meta:object-count="0" meta:page-count="1" meta:paragraph-count="59" meta:word-count="163" meta:character-count="707" meta:non-whitespace-character-count="603"/>
  </office:meta>
</office:document-meta>
</file>